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Pictures/TablePreview2.svm" manifest:media-type=""/>
  <manifest:file-entry manifest:full-path="Pictures/100002010000037D0000001C575DFFB932EC5F5A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r5" style:family="presentation" style:parent-style-name="Pencil1-title">
      <style:graphic-properties fo:min-height="2.07cm"/>
    </style:style>
    <style:style style:name="pr6" style:family="presentation" style:parent-style-name="Pencil1-outline1">
      <style:graphic-properties fo:min-height="13.821cm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19.357cm" style:use-optimal-column-width="false"/>
    </style:style>
    <style:style style:name="co3" style:family="table-column">
      <style:table-column-properties style:column-width="5.296cm" style:use-optimal-column-width="false"/>
    </style:style>
    <style:style style:name="co4" style:family="table-column">
      <style:table-column-properties style:column-width="20.378cm" style:use-optimal-column-width="false"/>
    </style:style>
    <style:style style:name="ro1" style:family="table-row">
      <style:table-row-properties style:row-height="3.109cm"/>
    </style:style>
    <style:style style:name="ro2" style:family="table-row">
      <style:table-row-properties style:row-height="3.118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border-left="none" fo:border-right="0.03pt solid #ffffff" fo:border-top="0.03pt solid #ffffff" fo:border-bottom="0.03pt solid #ffffff"/>
      <style:text-properties fo:font-size="28pt" style:font-size-asian="28pt" style:font-size-complex="28pt"/>
    </style:style>
    <style:style style:name="ce4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" style:family="table-cell">
      <style:paragraph-properties fo:border-left="none" fo:border-right="0.03pt solid #ffffff" fo:border-top="0.03pt solid #ffffff" fo:border-bottom="0.03pt solid #ffffff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text-properties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66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Building OSGi projects with Maven</text:p>
          </draw:text-box>
        </draw:frame>
        <draw:frame presentation:style-name="pr1" draw:text-style-name="P2" draw:layer="layout" svg:width="21.943cm" svg:height="3.506cm" svg:x="1.27cm" svg:y="11.988cm" presentation:class="title" presentation:user-transformed="true">
          <draw:text-box>
            <text:p text:style-name="P1"><text:span text:style-name="T1">Ray Augé </text:span><text:span text:style-name="T1">(Liferay)</text:span><text:span text:style-name="T1"><text:line-break/></text:span><text:span text:style-name="T1">Tim Ward </text:span><text:span text:style-name="T1">(Paremu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maven-plugin</text:p>
          </draw:text-box>
        </draw:frame>
        <draw:frame draw:style-name="standard" draw:layer="layout" svg:width="24.129cm" svg:height="13.8cm" svg:x="0.723cm" svg:y="3.021cm">
          <table:table table:template-name="default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The core bnd plugin for Maven, integrates bnd into the maven lifecycle.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Generates a bundle manifest and other OSGi metadata based on annotations in your code and (optional) configuration data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Apply to the process-classes phase (the default) so that bnd can inspect your classes for annotations and dependencies.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Everywhere, even in projects that are used outside of OSGi! Remember that an OSGi bundle is still a valid JAR fil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maven-plugin (detail)</text:p>
          </draw:text-box>
        </draw:frame>
        <draw:frame presentation:style-name="pr6" draw:layer="layout" svg:width="25.199cm" svg:height="14.071cm" svg:x="1.4cm" svg:y="4.914cm" presentation:class="outline">
          <draw:text-box>
            <text:list text:style-name="L3">
              <text:list-item>
                <text:p>Bnd processes your class files (not source) to determine package dependencies </text:p>
                <text:list>
                  <text:list-item>
                    <text:p>No manual maintenance of Import-Package</text:p>
                  </text:list-item>
                </text:list>
              </text:list-item>
              <text:list-item>
                <text:p>Bnd processes all OSGi standard annotations</text:p>
                <text:list>
                  <text:list-item>
                    <text:p>Generates DS/Metatype XML from the annotations</text:p>
                  </text:list-item>
                  <text:list-item>
                    <text:p>Adds Manifest Headers declared by annotations</text:p>
                  </text:list-item>
                </text:list>
              </text:list-item>
              <text:list-item>
                <text:p><text:span text:style-name="T2">For libraries, Bnd provides and processes ServiceLoader annotations and can generate JPMS modul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3">We could </text:span><text:span text:style-name="T3">suggest </text:span><text:span text:style-name="T3">using for </text:span><text:span text:style-name="T3">build </text:span><text:span text:style-name="T3">libraries and </text:span><text:span text:style-name="T3">JPMS </text:span><text:span text:style-name="T3">modules due </text:span><text:span text:style-name="T3">to service </text:span><text:span text:style-name="T3">loader </text:span><text:span text:style-name="T3">annotations </text:span><text:span text:style-name="T3">and build in </text:span><text:span text:style-name="T3">JPMS </text:span><text:span text:style-name="T3">support.</text:span></text:p>
            </draw:text-box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indexer-maven-plugin</text:p>
          </draw:text-box>
        </draw:frame>
        <draw:frame draw:style-name="standard" draw:layer="layout" svg:width="25.673cm" svg:height="16.463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utility plugin for Maven, uses bnd to generate an OSGi repository index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Converts Maven dependencies into a standard form that can be used by other tools when resolving and deploying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Can be applied in any phase, but is usually </text:span><text:span text:style-name="T4">after</text:span><text:span text:style-name="T5"> the package phase so that the local artifact can be included in the index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Apply to any project where an index is a useful intermediate, or a desired output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resolver, testing, export and run plugin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indexer-maven-plugin (detail)</text:p>
          </draw:text-box>
        </draw:frame>
        <draw:frame presentation:style-name="pr6" draw:layer="layout" svg:width="25.199cm" svg:height="14.071cm" svg:x="1.4cm" svg:y="4.914cm" presentation:class="outline">
          <draw:text-box>
            <text:list text:style-name="L3">
              <text:list-item>
                <text:p>Indexer produces an XML index of bundles</text:p>
                <text:list>
                  <text:list-item>
                    <text:p>Can use your Maven Dependencies</text:p>
                  </text:list-item>
                  <text:list-item>
                    <text:p>Can index a folder (maven-dependency-plugin)</text:p>
                  </text:list-item>
                </text:list>
              </text:list-item>
              <text:list-item>
                <text:p>Indexes may be “attached” to the project</text:p>
                <text:list>
                  <text:list-item>
                    <text:p>Allows them to be deployed to Nexus</text:p>
                  </text:list-item>
                </text:list>
              </text:list-item>
              <text:list-item>
                <text:p>Indexes can enforce “local” or “remote” URLs</text:p>
                <text:list>
                  <text:list-item>
                    <text:p>Local URLs are quick and easy for in-build use</text:p>
                  </text:list-item>
                  <text:list-item>
                    <text:p>Remote URLs are necessary for external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export-maven-plugin</text:p>
          </draw:text-box>
        </draw:frame>
        <draw:frame draw:style-name="standard" draw:layer="layout" svg:width="25.673cm" svg:height="16.008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packaging plugin for Maven, uses bnd to generate an executable application JAR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Lets users launch an OSGi framework containing their bundles, started using the bnd project launcher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Usually </text:span><text:span text:style-name="T5">in the package phase 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Supports multiple executions to export using more than one approach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Indexer and resolver plugi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export-maven-plugin (detail)</text:p>
          </draw:text-box>
        </draw:frame>
        <draw:frame presentation:style-name="pr6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The exporter consumes one or more bndrun files</text:p>
                <text:list>
                  <text:list-item>
                    <text:p>Contains a list of bundles to deploy</text:p>
                  </text:list-item>
                  <text:list-item>
                    <text:p>Identifies the OSGi framework implementation</text:p>
                  </text:list-item>
                  <text:list-item>
                    <text:p>Bundles and frameworks must be available from a “repository”</text:p>
                  </text:list-item>
                </text:list>
              </text:list-item>
              <text:list-item>
                <text:p>Maven dependencies can be an “implicit” repository</text:p>
                <text:list>
                  <text:list-item>
                    <text:p>Quick and easy, limited control of scope</text:p>
                  </text:list-item>
                </text:list>
              </text:list-item>
              <text:list-item>
                <text:p>Indexes from the indexer can also be repositories</text:p>
                <text:list>
                  <text:list-item>
                    <text:p>A little more work to set up, but very fine-grained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resolver-maven-plugin</text:p>
          </draw:text-box>
        </draw:frame>
        <draw:frame draw:style-name="standard" draw:layer="layout" svg:width="25.673cm" svg:height="16.463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utility plugin for Maven, enables the use of the OSGi resolver 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Lets users automatically calculate the list of deployed bundles in a bndrun based on a set of initial requirement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Supports multiple executions, often not bound to a phase, but run from the Maven CLI directly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Any project that contains a bndrun file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Indexer, export, testing and run plugin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resolver-maven-plugin (detail)</text:p>
          </draw:text-box>
        </draw:frame>
        <draw:frame presentation:style-name="pr6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The OSGi resolver attempts to solve requirement graphs </text:p>
                <text:list>
                  <text:list-item>
                    <text:p>Inputs are “initial requirements” in the bndrun</text:p>
                  </text:list-item>
                  <text:list-item>
                    <text:p>Capabilities and Requirements come from a repository</text:p>
                  </text:list-item>
                </text:list>
              </text:list-item>
              <text:list-item>
                <text:p>The result of the resolution is saved to the bndrun</text:p>
              </text:list-item>
              <text:list-item>
                <text:p><text:span text:style-name="T2">Can use “implicit”</text:span><text:span text:style-name="T6"> repository with configurable sco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testing-maven-plugin</text:p>
          </draw:text-box>
        </draw:frame>
        <draw:frame draw:style-name="standard" draw:layer="layout" svg:width="25.673cm" svg:height="15.999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testing plugin for Maven, enables the execution of OSGi bundle tests 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Lets users test bundles in a running OSGi framework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Usually bound to the integration-test phas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A specific OSGi testing project that creates a tester bundle and has one or more testing bndrun file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Indexer and resolver plugin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testing-maven-plugin (detail)</text:p>
          </draw:text-box>
        </draw:frame>
        <draw:frame presentation:style-name="pr6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This plugin runs tests in an OSGi framework</text:p>
                <text:list>
                  <text:list-item>
                    <text:p>Tests <text:s/>use Junit and packaged in a bundle</text:p>
                  </text:list-item>
                  <text:list-item>
                    <text:p>Tests listed using a <text:span text:style-name="T7">Test-Cases</text:span> header</text:p>
                  </text:list-item>
                </text:list>
              </text:list-item>
              <text:list-item>
                <text:p>The framework is defined using a bndrun file </text:p>
                <text:list>
                  <text:list-item>
                    <text:p>Just like the ones used by the export plugin</text:p>
                  </text:list-item>
                  <text:list-item>
                    <text:p>These bndruns can also be resolved</text:p>
                  </text:list-item>
                </text:list>
              </text:list-item>
              <text:list-item>
                <text:p>These tests should validate bundle operation</text:p>
                <text:list>
                  <text:list-item>
                    <text:p>Not a substitute for Unit test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baseline-maven-plugin</text:p>
          </draw:text-box>
        </draw:frame>
        <draw:frame draw:style-name="standard" draw:layer="layout" svg:width="25.673cm" svg:height="15.553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validation plugin for Maven, enables enforcement of API semantic versioning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Automates API versioning policy enforcement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en?</text:span></text:p>
              </table:table-cell>
              <table:table-cell>
                <text:p text:style-name="P5"><text:span text:style-name="T1">Usually bound to the verify phas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Any OSGi bundle, but crucially any OSGi bundle which exports API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Bnd maven plugi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baseline-maven-plugin (detail)</text:p>
          </draw:text-box>
        </draw:frame>
        <draw:frame presentation:style-name="pr6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This plugin compares OSGi bundles</text:p>
                <text:list>
                  <text:list-item>
                    <text:p>One bundle is the output of the current build</text:p>
                  </text:list-item>
                  <text:list-item>
                    <text:p>The other “baseline” bundle is found from Nexus</text:p>
                  </text:list-item>
                </text:list>
              </text:list-item>
              <text:list-item>
                <text:p>The baseline can be found automatically</text:p>
                <text:list>
                  <text:list-item>
                    <text:p>The highest version lower than the one to compare</text:p>
                  </text:list-item>
                  <text:list-item>
                    <text:p>The baseline can be configured to point at a different coordinate if needed</text:p>
                  </text:list-item>
                </text:list>
              </text:list-item>
              <text:list-item>
                <text:p>Report detail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run-maven-plugin</text:p>
          </draw:text-box>
        </draw:frame>
        <draw:frame draw:style-name="standard" draw:layer="layout" svg:width="25.673cm" svg:height="15.999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2">
                <text:p text:style-name="P5"><text:span text:style-name="T1">A utility plugin for Maven, used to launch an OSGi framework proces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Why?</text:span></text:p>
              </table:table-cell>
              <table:table-cell>
                <text:p text:style-name="P5"><text:span text:style-name="T1">Useful for development, integration testing, and continuous deployment</text:span></text:p>
              </table:table-cell>
            </table:table-row>
            <table:table-row table:style-name="ro1">
              <table:table-cell table:style-name="ce3">
                <text:p text:style-name="P5"><text:span text:style-name="T1">When?</text:span></text:p>
              </table:table-cell>
              <table:table-cell table:style-name="ce4">
                <text:p text:style-name="P7"><text:span text:style-name="T8">Useful for live coding from any IDE that can build jars on demand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Where?</text:span></text:p>
              </table:table-cell>
              <table:table-cell>
                <text:p text:style-name="P5"><text:span text:style-name="T1">Not bound to a lifecycle, run from the cli, usually only one project per Maven build, as the output is the runnable application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Often Used With</text:span></text:p>
              </table:table-cell>
              <table:table-cell>
                <text:p text:style-name="P5"><text:span text:style-name="T1">Indexer and resolver plugin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The bnd-run-maven-plugin (detail)</text:p>
          </draw:text-box>
        </draw:frame>
        <draw:frame presentation:style-name="pr6" draw:text-style-name="P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<text:span text:style-name="T2">This plugin accepts and executes a bndrun in a process in the foreground</text:span></text:p>
              </text:list-item>
              <text:list-item>
                <text:p><text:span text:style-name="T2">While executing, any modifications trigger updates</text:span></text:p>
                <text:list>
                  <text:list-item>
                    <text:p><text:span text:style-name="T2">Changes to the bndrun/pom.xml may cause the deployed bundles to change</text:span></text:p>
                  </text:list-item>
                  <text:list-item>
                    <text:p><text:span text:style-name="T2">Modified project outputs are automatically updated in the running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he bnd-reporter-maven-plugin</text:p>
          </draw:text-box>
        </draw:frame>
        <draw:frame draw:style-name="standard" draw:layer="layout" svg:width="25.673cm" svg:height="15.553cm" svg:x="1.016cm" svg:y="3.284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4"><text:span text:style-name="T1">What? </text:span></text:p>
              </table:table-cell>
              <table:table-cell table:style-name="ce5">
                <text:p text:style-name="P8"><text:span text:style-name="T8">Generate high level reports about your OSBi bundles</text:span></text:p>
              </table:table-cell>
            </table:table-row>
            <table:table-row table:style-name="ro1">
              <table:table-cell table:style-name="ce3">
                <text:p text:style-name="P5"><text:span text:style-name="T1">Why?</text:span></text:p>
              </table:table-cell>
              <table:table-cell table:style-name="ce6">
                <text:p text:style-name="P8"><text:span text:style-name="T8">Simplify the task of documenting myriad OSGi details</text:span></text:p>
              </table:table-cell>
            </table:table-row>
            <table:table-row table:style-name="ro1">
              <table:table-cell table:style-name="ce3">
                <text:p text:style-name="P5"><text:span text:style-name="T1">When?</text:span></text:p>
              </table:table-cell>
              <table:table-cell table:style-name="ce6">
                <text:p text:style-name="P8"><text:span text:style-name="T8">Whenever you need to generate documentation about OSGi bundles</text:span></text:p>
              </table:table-cell>
            </table:table-row>
            <table:table-row table:style-name="ro2">
              <table:table-cell table:style-name="ce3">
                <text:p text:style-name="P5"><text:span text:style-name="T1">Where?</text:span></text:p>
              </table:table-cell>
              <table:table-cell table:style-name="ce6">
                <text:p text:style-name="P8"><text:span text:style-name="T8">Not bound to a lifecycle, execute from the cli</text:span></text:p>
              </table:table-cell>
            </table:table-row>
            <table:table-row table:style-name="ro1">
              <table:table-cell table:style-name="ce3">
                <text:p text:style-name="P5"><text:span text:style-name="T1">Often Used With</text:span></text:p>
              </table:table-cell>
              <table:table-cell table:style-name="ce6">
                <text:p text:style-name="P8"><text:span text:style-name="T8">Bnd maven plugin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<text:span text:style-name="T9">The </text:span><text:span text:style-name="T9">bnd-</text:span>reporter-maven-plugin (detail)</text:p>
          </draw:text-box>
        </draw:frame>
        <draw:frame presentation:style-name="pr6" draw:text-style-name="P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7"><text:span text:style-name="T2">This plugin is used to generate documentation for your projects</text:span></text:p>
              </text:list-item>
              <text:list-item>
                <text:p text:style-name="P7"><text:span text:style-name="T2">It uses a template system to enable rich documentation generation</text:span></text:p>
              </text:list-item>
              <text:list-item>
                <text:p text:style-name="P9"><text:span text:style-name="T2">It uses a two step process</text:span></text:p>
                <text:list>
                  <text:list-item>
                    <text:p text:style-name="P9"><text:span text:style-name="T2">Step 1: generates the project metadata into an intermediate format (json or xml)</text:span></text:p>
                  </text:list-item>
                  <text:list-item>
                    <text:p text:style-name="P9"><text:span text:style-name="T2">Step 2: converts the metadata using templates</text:span></text:p>
                  </text:list-item>
                </text:list>
              </text:list-item>
              <text:list-item>
                <text:p text:style-name="P9"><text:span text:style-name="T2">The system is plugable for extracting arbitrary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So what about Bndtools?</text:p>
          </draw:text-box>
        </draw:frame>
        <draw:frame presentation:style-name="pr6" draw:text-style-name="P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10"><text:span text:style-name="T2">The Maven plugins from bnd are IDE agnostic</text:span></text:p>
                <text:list>
                  <text:list-item>
                    <text:p><text:span text:style-name="T2">Everything should work from the command line</text:span></text:p>
                  </text:list-item>
                  <text:list-item>
                    <text:p><text:span text:style-name="T2">Whatever support for Maven your IDE has will work</text:span></text:p>
                  </text:list-item>
                </text:list>
              </text:list-item>
              <text:list-item>
                <text:p><text:span text:style-name="T2">Bndtools </text:span><text:span text:style-name="T10">does</text:span><text:span text:style-name="T2"> still have value, but isn’t required</text:span></text:p>
                <text:list>
                  <text:list-item>
                    <text:p><text:span text:style-name="T2">Editors for bnd/bndrun</text:span></text:p>
                  </text:list-item>
                  <text:list-item>
                    <text:p><text:span text:style-name="T2">Built in resolve buttons</text:span></text:p>
                  </text:list-item>
                  <text:list-item>
                    <text:p><text:span text:style-name="T2">M2E bindings for bnd plugins </text:span></text:p>
                  </text:list-item>
                  <text:list-item>
                    <text:p><text:span text:style-name="T2">Location appropriate error ma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Bootstrapping your own project</text:p>
          </draw:text-box>
        </draw:frame>
        <draw:frame presentation:style-name="pr6" draw:text-style-name="P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10"><text:span text:style-name="T2">Setting up a new Maven build can be hard</text:span></text:p>
                <text:list>
                  <text:list-item>
                    <text:p><text:span text:style-name="T2">There is documentation for all the bnd plugins</text:span></text:p>
                  </text:list-item>
                  <text:list-item>
                    <text:p><text:span text:style-name="T2">A lot of bits to get right</text:span></text:p>
                  </text:list-item>
                </text:list>
              </text:list-item>
              <text:list-item>
                <text:p><text:span text:style-name="T11">OSGi enRoute provides easy startup</text:span></text:p>
                <text:list>
                  <text:list-item>
                    <text:p><text:span text:style-name="T2">Archetypes for top-level builds and maven projects</text:span></text:p>
                  </text:list-item>
                  <text:list-item>
                    <text:p><text:span text:style-name="T2">Useful dependencies gathered into boms</text:span></text:p>
                  </text:list-item>
                  <text:list-item>
                    <text:p><text:span text:style-name="T2">All using bnd’s Maven plug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1">
        <office:forms form:automatic-focus="false" form:apply-design-mode="false"/>
        <draw:frame presentation:style-name="pr5" draw:layer="layout" svg:width="22.8cm" svg:height="2.07cm" svg:x="1.4cm" svg:y="0.837cm" presentation:class="title">
          <draw:text-box>
            <text:p>Demo of some kind</text:p>
          </draw:text-box>
        </draw:frame>
        <draw:frame presentation:style-name="pr6" draw:text-style-name="P7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10"><text:span text:style-name="T2">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05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0:19:42.702565465</meta:creation-date>
    <meta:editing-duration>PT2H59M13S</meta:editing-duration>
    <meta:editing-cycles>10</meta:editing-cycles>
    <meta:generator>LibreOffice/6.2.7.1$Linux_X86_64 LibreOffice_project/20$Build-1</meta:generator>
    <dc:title>Pencil</dc:title>
    <dc:date>2019-10-19T20:19:19.154295921</dc:date>
    <dc:creator>Raymond Augé</dc:creator>
    <meta:document-statistic meta:object-count="113"/>
  </office:meta>
</office:document-meta>
</file>